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5" style:family="table">
      <style:table-properties style:width="6.6924in" table:align="margins"/>
    </style:style>
    <style:style style:name="Таблица15.A" style:family="table-column">
      <style:table-column-properties style:column-width="1.2257in" style:rel-column-width="12002*"/>
    </style:style>
    <style:style style:name="Таблица15.B" style:family="table-column">
      <style:table-column-properties style:column-width="5.4667in" style:rel-column-width="53533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 style:data-style-name="N0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10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6924in" table:align="margins"/>
    </style:style>
    <style:style style:name="Таблица11.A" style:family="table-column">
      <style:table-column-properties style:column-width="1.2257in" style:rel-column-width="12002*"/>
    </style:style>
    <style:style style:name="Таблица11.B" style:family="table-column">
      <style:table-column-properties style:column-width="5.4667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 style:data-style-name="N100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background-color="#ffff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3.B1" style:family="table-cell" style:data-style-name="N0">
      <style:table-cell-properties fo:background-color="#ffff66" fo:padding="0.0382in" fo:border="0.0007in solid #000000">
        <style:background-image/>
      </style:table-cell-properties>
    </style:style>
    <style:style style:name="Таблица3.A2" style:family="table-cell">
      <style:table-cell-properties fo:background-color="#ffff66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3.B2" style:family="table-cell">
      <style:table-cell-properties fo:background-color="#ffff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2" style:family="table">
      <style:table-properties style:width="6.6924in" table:align="margins"/>
    </style:style>
    <style:style style:name="Таблица12.A" style:family="table-column">
      <style:table-column-properties style:column-width="1.2257in" style:rel-column-width="12002*"/>
    </style:style>
    <style:style style:name="Таблица12.B" style:family="table-column">
      <style:table-column-properties style:column-width="5.4667in" style:rel-column-width="53533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B1" style:family="table-cell" style:data-style-name="N0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24in" table:align="margins"/>
    </style:style>
    <style:style style:name="Таблица13.A" style:family="table-column">
      <style:table-column-properties style:column-width="1.2257in" style:rel-column-width="12002*"/>
    </style:style>
    <style:style style:name="Таблица13.B" style:family="table-column">
      <style:table-column-properties style:column-width="5.4667in" style:rel-column-width="53533*"/>
    </style:style>
    <style:style style:name="Таблица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3.B1" style:family="table-cell">
      <style:table-cell-properties fo:padding="0.0382in" fo:border="0.0007in solid #000000"/>
    </style:style>
    <style:style style:name="Таблица1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 fo:background-color="transparent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background-color="transparent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/>
    </style:style>
    <style:style style:name="T4" style:family="text">
      <style:text-properties fo:background-color="transparent"/>
    </style:style>
    <style:style style:name="T5" style:family="text">
      <style:text-properties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">Scenario </text:p>
          </table:table-cell>
          <table:table-cell table:style-name="Таблица15.B1" office:value-type="float" office:value="1">
            <text:p text:style-name="P2">1</text:p>
          </table:table-cell>
        </table:table-row>
        <table:table-row>
          <table:table-cell table:style-name="Таблица15.A2" office:value-type="string">
            <text:p text:style-name="P2">Name</text:p>
          </table:table-cell>
          <table:table-cell table:style-name="Таблица15.B2" office:value-type="string">
            <text:p text:style-name="P2"><text:s/>Invite member</text:p>
          </table:table-cell>
        </table:table-row>
        <table:table-row>
          <table:table-cell table:style-name="Таблица15.A2" office:value-type="string">
            <text:p text:style-name="P1"><text:span text:style-name="T1">Given</text:span> </text:p>
          </table:table-cell>
          <table:table-cell table:style-name="Таблица15.B2" office:value-type="string">
            <text:p text:style-name="P5">Я имею права Администратора</text:p>
            <text:p text:style-name="P5">И я на странице <text:span text:style-name="T2">Settings-Team members</text:span></text:p>
            <text:p text:style-name="P5">И в системе существует роль </text:p>
          </table:table-cell>
        </table:table-row>
        <table:table-row>
          <table:table-cell table:style-name="Таблица15.A2" office:value-type="string">
            <text:p text:style-name="P2">When</text:p>
          </table:table-cell>
          <table:table-cell table:style-name="Таблица15.B2" office:value-type="string">
            <text:p text:style-name="P4">Я нажимаю на кнопку <text:span text:style-name="T2">«Invite member» </text:span>на вкладке <text:span text:style-name="T4">указанной роли</text:span></text:p>
          </table:table-cell>
        </table:table-row>
        <table:table-row>
          <table:table-cell table:style-name="Таблица15.A2" office:value-type="string">
            <text:p text:style-name="P2">Then </text:p>
          </table:table-cell>
          <table:table-cell table:style-name="Таблица15.B2" office:value-type="string">
            <text:p text:style-name="P4">Открывается форма добавления нового пользователя в группу указанной роли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string">
            <text:p text:style-name="P6">1.<text:span text:style-name="T2">2</text:span>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Invite member form: Apply</text:p>
          </table:table-cell>
        </table:table-row>
        <table:table-row>
          <table:table-cell table:style-name="Таблица6.A2" office:value-type="string">
            <text:p text:style-name="P1"><text:span text:style-name="T1">Given</text:span> </text:p>
          </table:table-cell>
          <table:table-cell table:style-name="Таблица6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ыполнен сценарий 1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4"><text:span text:style-name="T4">Я ввожу имя нового пользователя в поле </text:span><text:span text:style-name="T3">«Full name»</text:span></text:p>
            <text:p text:style-name="P4"><text:span text:style-name="T4">И я ввожу сущетсвующий e-mail</text:span><text:span text:style-name="T3"> </text:span><text:span text:style-name="T4">нового пользователя в поле </text:span><text:span text:style-name="T3">«E-mail»</text:span></text:p>
            <text:p text:style-name="P4"><text:span text:style-name="T4">И выбираю роль нового пользователя в выпадающем списке </text:span><text:span text:style-name="T3">«Role»</text:span></text:p>
            <text:p text:style-name="P4"><text:span text:style-name="T4">И нажимаю на кнопку «</text:span><text:span text:style-name="T3">Apply</text:span><text:span text:style-name="T4">»</text:span>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4">На указанный <text:span text:style-name="T2">e-mail </text:span>отправляется письмо с ссылкой на подтверждение создания нового пользователя</text:p>
            <text:p text:style-name="P4">И выводится сообщение <text:span text:style-name="T2">«E-mail is sent»</text:span>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">Scenario </text:p>
          </table:table-cell>
          <table:table-cell table:style-name="Таблица8.B1" office:value-type="float" office:value="36894">
            <text:p text:style-name="P6">1.3.1</text:p>
          </table:table-cell>
        </table:table-row>
        <table:table-row>
          <table:table-cell table:style-name="Таблица8.A2" office:value-type="string">
            <text:p text:style-name="P2">Name</text:p>
          </table:table-cell>
          <table:table-cell table:style-name="Таблица8.B2" office:value-type="string">
            <text:p text:style-name="P2">Invite member form: Apply with empty Full name</text:p>
          </table:table-cell>
        </table:table-row>
        <table:table-row>
          <table:table-cell table:style-name="Таблица8.A2" office:value-type="string">
            <text:p text:style-name="P1"><text:span text:style-name="T1">Given</text:span> </text:p>
          </table:table-cell>
          <table:table-cell table:style-name="Таблица8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ыполнен сценарий 1</text:p>
          </table:table-cell>
        </table:table-row>
        <table:table-row>
          <table:table-cell table:style-name="Таблица8.A2" office:value-type="string">
            <text:p text:style-name="P2">When</text:p>
          </table:table-cell>
          <table:table-cell table:style-name="Таблица8.B2" office:value-type="string">
            <text:p text:style-name="P4"><text:span text:style-name="T4">Я оставляю поле </text:span><text:span text:style-name="T3">«Full name» </text:span><text:span text:style-name="T4">пустым</text:span></text:p>
            <text:p text:style-name="P4"><text:span text:style-name="T4">И я ввожу e-mail</text:span><text:span text:style-name="T3"> </text:span><text:span text:style-name="T4">нового пользователя в поле </text:span><text:span text:style-name="T3">«E-mail»</text:span></text:p>
            <text:p text:style-name="P4"><text:span text:style-name="T4">И выбираю роль нового пользователя в выпадающем списке </text:span><text:span text:style-name="T3">«Role»</text:span></text:p>
            <text:p text:style-name="P4"><text:span text:style-name="T4">И нажимаю на кнопку «</text:span><text:span text:style-name="T3">Apply</text:span><text:span text:style-name="T4">»</text:span></text:p>
          </table:table-cell>
        </table:table-row>
        <table:table-row>
          <table:table-cell table:style-name="Таблица8.A2" office:value-type="string">
            <text:p text:style-name="P2">Then </text:p>
          </table:table-cell>
          <table:table-cell table:style-name="Таблица8.B2" office:value-type="string">
            <text:p text:style-name="P4">Выводится сообщение <text:span text:style-name="T2">«Empty field»</text:span></text:p>
            <text:p text:style-name="P4">И поле <text:span text:style-name="T3">«Full name» </text:span><text:span text:style-name="T4">выделяется красным цветом</text:span></text:p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">Scenario </text:p>
          </table:table-cell>
          <table:table-cell table:style-name="Таблица11.B1" office:value-type="float" office:value="36894">
            <text:p text:style-name="P6">1.3.2</text:p>
          </table:table-cell>
        </table:table-row>
        <table:table-row>
          <table:table-cell table:style-name="Таблица11.A2" office:value-type="string">
            <text:p text:style-name="P2">Name</text:p>
          </table:table-cell>
          <table:table-cell table:style-name="Таблица11.B2" office:value-type="string">
            <text:p text:style-name="P2">Invite member form: Apply with wrong E-mail</text:p>
          </table:table-cell>
        </table:table-row>
        <table:table-row>
          <table:table-cell table:style-name="Таблица11.A2" office:value-type="string">
            <text:p text:style-name="P1"><text:span text:style-name="T1">Given</text:span> </text:p>
          </table:table-cell>
          <table:table-cell table:style-name="Таблица11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ыполнен сценарий 1</text:p>
          </table:table-cell>
        </table:table-row>
        <table:table-row>
          <table:table-cell table:style-name="Таблица11.A2" office:value-type="string">
            <text:p text:style-name="P2">When</text:p>
          </table:table-cell>
          <table:table-cell table:style-name="Таблица11.B2" office:value-type="string">
            <text:p text:style-name="P4"><text:span text:style-name="T4">Я ввожу имя нового пользователя в поле </text:span><text:span text:style-name="T3">«Full name»</text:span></text:p>
            <text:p text:style-name="P4"><text:span text:style-name="T4">И я ввожу несуществующий e-mail</text:span><text:span text:style-name="T3"> </text:span><text:span text:style-name="T4">в поле </text:span><text:span text:style-name="T3">«E-mail»</text:span></text:p>
            <text:p text:style-name="P4"><text:span text:style-name="T4">И оставляю поле </text:span><text:span text:style-name="T3">«Role» </text:span><text:span text:style-name="T4">пустым</text:span></text:p>
            <text:p text:style-name="P3">И нажимаю на кнопку «Apply»</text:p>
          </table:table-cell>
        </table:table-row>
        <text:soft-page-break/>
        <table:table-row>
          <table:table-cell table:style-name="Таблица11.A2" office:value-type="string">
            <text:p text:style-name="P2">Then </text:p>
          </table:table-cell>
          <table:table-cell table:style-name="Таблица11.B2" office:value-type="string">
            <text:p text:style-name="P4">Выводится сообщение <text:span text:style-name="T2">“Isn't correct”</text:span></text:p>
            <text:p text:style-name="P4">И поле <text:span text:style-name="T3">«Role» </text:span><text:span text:style-name="T4">выделяется красным цветом</text:span>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Scenario </text:p>
          </table:table-cell>
          <table:table-cell table:style-name="Таблица7.B1" office:value-type="float" office:value="1.4">
            <text:p text:style-name="P6">1.4</text:p>
          </table:table-cell>
        </table:table-row>
        <table:table-row>
          <table:table-cell table:style-name="Таблица7.A2" office:value-type="string">
            <text:p text:style-name="P2">Name</text:p>
          </table:table-cell>
          <table:table-cell table:style-name="Таблица7.B2" office:value-type="string">
            <text:p text:style-name="P2">Invite member form: Cancel</text:p>
          </table:table-cell>
        </table:table-row>
        <table:table-row>
          <table:table-cell table:style-name="Таблица7.A2" office:value-type="string">
            <text:p text:style-name="P1"><text:span text:style-name="T1">Given</text:span> </text:p>
          </table:table-cell>
          <table:table-cell table:style-name="Таблица7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ыполнен сценарий 1</text:p>
          </table:table-cell>
        </table:table-row>
        <table:table-row>
          <table:table-cell table:style-name="Таблица7.A2" office:value-type="string">
            <text:p text:style-name="P2">When</text:p>
          </table:table-cell>
          <table:table-cell table:style-name="Таблица7.B2" office:value-type="string">
            <text:p text:style-name="P4"><text:span text:style-name="T4">Я ввожу имя нового пользователя в поле </text:span><text:span text:style-name="T3">«Full name»</text:span></text:p>
            <text:p text:style-name="P4"><text:span text:style-name="T4">И я ввожу e-mail</text:span><text:span text:style-name="T3"> </text:span><text:span text:style-name="T4">нового пользователя в поле </text:span><text:span text:style-name="T3">«E-mail»</text:span></text:p>
            <text:p text:style-name="P4"><text:span text:style-name="T4">И выбираю роль нового пользователя в выпадающем списке </text:span><text:span text:style-name="T3">«Role»</text:span></text:p>
            <text:p text:style-name="P4"><text:span text:style-name="T4">И нажимаю на кнопку «</text:span><text:span text:style-name="T3">Cancel</text:span><text:span text:style-name="T4">»</text:span></text:p>
          </table:table-cell>
        </table:table-row>
        <table:table-row>
          <table:table-cell table:style-name="Таблица7.A2" office:value-type="string">
            <text:p text:style-name="P2">Then </text:p>
          </table:table-cell>
          <table:table-cell table:style-name="Таблица7.B2" office:value-type="string">
            <text:p text:style-name="P4">Форма приглашения нового пользователя закрывается<text:line-break/>И новый пользователь не создан</text:p>
          </table:table-cell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float" office:value="2">
            <text:p text:style-name="P2">2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Delete member <text:span text:style-name="T5">(d</text:span>eactivate<text:span text:style-name="T5">) </text:span>open form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 системе существует роль</text:p>
            <text:p text:style-name="P5">И существует пользователь в указанной роли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4"><text:span text:style-name="T4">Я нажимаю кнопку </text:span><text:span text:style-name="T3">«Delete» </text:span><text:span text:style-name="T4">возле пользователя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4">Открывается форма для распределения кандидатов и вакансий этого пользователя</text:p>
          </table:table-cell>
        </table:table-row>
      </table:table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Scenario </text:p>
          </table:table-cell>
          <table:table-cell table:style-name="Таблица12.B1" office:value-type="float" office:value="2.1">
            <text:p text:style-name="P6">2.1</text:p>
          </table:table-cell>
        </table:table-row>
        <table:table-row>
          <table:table-cell table:style-name="Таблица12.A2" office:value-type="string">
            <text:p text:style-name="P2">Name</text:p>
          </table:table-cell>
          <table:table-cell table:style-name="Таблица12.B2" office:value-type="string">
            <text:p text:style-name="P2">Delete member apply</text:p>
          </table:table-cell>
        </table:table-row>
        <table:table-row>
          <table:table-cell table:style-name="Таблица12.A2" office:value-type="string">
            <text:p text:style-name="P1"><text:span text:style-name="T1">Given</text:span> </text:p>
          </table:table-cell>
          <table:table-cell table:style-name="Таблица12.B2" office:value-type="string">
            <text:p text:style-name="P5">Выполнен сценарий 2</text:p>
          </table:table-cell>
        </table:table-row>
        <table:table-row>
          <table:table-cell table:style-name="Таблица12.A2" office:value-type="string">
            <text:p text:style-name="P2">When</text:p>
          </table:table-cell>
          <table:table-cell table:style-name="Таблица12.B2" office:value-type="string">
            <text:p text:style-name="P5">Я распределяю вакансии и кандидатов данного пользователя </text:p>
            <text:p text:style-name="P4"><text:span text:style-name="T4">И нажимаю на кнопку </text:span><text:span text:style-name="T3">«Apply»</text:span></text:p>
          </table:table-cell>
        </table:table-row>
        <table:table-row>
          <table:table-cell table:style-name="Таблица12.A2" office:value-type="string">
            <text:p text:style-name="P2">Then </text:p>
          </table:table-cell>
          <table:table-cell table:style-name="Таблица12.B2" office:value-type="string">
            <text:p text:style-name="P4">Пользователь удален из системы</text:p>
            <text:p text:style-name="P4">И выводится сообщение <text:span text:style-name="T2">«User is deleted successfully»</text:span></text:p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">Scenario </text:p>
          </table:table-cell>
          <table:table-cell table:style-name="Таблица13.B1" office:value-type="string">
            <text:p text:style-name="P6">2.<text:span text:style-name="T2">2</text:span></text:p>
          </table:table-cell>
        </table:table-row>
        <table:table-row>
          <table:table-cell table:style-name="Таблица13.A2" office:value-type="string">
            <text:p text:style-name="P2">Name</text:p>
          </table:table-cell>
          <table:table-cell table:style-name="Таблица13.B2" office:value-type="string">
            <text:p text:style-name="P2">Delete member cancel</text:p>
          </table:table-cell>
        </table:table-row>
        <table:table-row>
          <table:table-cell table:style-name="Таблица13.A2" office:value-type="string">
            <text:p text:style-name="P1"><text:span text:style-name="T1">Given</text:span> </text:p>
          </table:table-cell>
          <table:table-cell table:style-name="Таблица13.B2" office:value-type="string">
            <text:p text:style-name="P5">Выполнен сценарий 2</text:p>
          </table:table-cell>
        </table:table-row>
        <table:table-row>
          <table:table-cell table:style-name="Таблица13.A2" office:value-type="string">
            <text:p text:style-name="P2">When</text:p>
          </table:table-cell>
          <table:table-cell table:style-name="Таблица13.B2" office:value-type="string">
            <text:p text:style-name="P4"><text:span text:style-name="T4">Я нажимаю на кнопку </text:span><text:span text:style-name="T3">«Cancel»</text:span></text:p>
          </table:table-cell>
        </table:table-row>
        <table:table-row>
          <table:table-cell table:style-name="Таблица13.A2" office:value-type="string">
            <text:p text:style-name="P2">Then </text:p>
          </table:table-cell>
          <table:table-cell table:style-name="Таблица13.B2" office:value-type="string">
            <text:p text:style-name="P4">Форма распределения кандидатов и вакансий закрывается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3">
            <text:p text:style-name="P6">3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Email click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5">Я имею права Администратора</text:p>
            <text:p text:style-name="P3"><text:soft-page-break/>И я на странице Settings-Team members</text:p>
            <text:p text:style-name="P5">И в системе существует роль</text:p>
            <text:p text:style-name="P5"><text:span text:style-name="T2">И существует пользователь в указанной </text:span>роли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4"><text:span text:style-name="T4">Я нажимаю на </text:span><text:span text:style-name="T3">email </text:span><text:span text:style-name="T4">существующего пользователя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4">Открывается форма для написания письма указанному пользователю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4">
            <text:p text:style-name="P6">4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Change role</text:p>
          </table:table-cell>
        </table:table-row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 системе существуют две роли</text:p>
            <text:p text:style-name="P5"><text:span text:style-name="T2">И существует пользователь в о</text:span>дной из<text:span text:style-name="T2"> </text:span>ролей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5">Я выбираю новую роль для данного пользователя в выпадающем списке</text:p>
            <text:p text:style-name="P5">И нажимаю на кнопку <text:span text:style-name="T2">«Submit»</text:span>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4">Пользователю назначена новая роль</text:p>
            <text:p text:style-name="P4">И пользователь отображается во вкладке новой роли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5">
            <text:p text:style-name="P6">5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Edit user's profile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5">Я имею права Администратора</text:p>
            <text:p text:style-name="P3">И я на странице Settings-Team members</text:p>
            <text:p text:style-name="P5">И в системе существует пользователь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5">Я нажимаю на кнопку <text:span text:style-name="T2">«Edit» </text:span>возле указанного пользователя 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4">Открывается форма редактирования указанного пользователя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5.1">
            <text:p text:style-name="P6">5.1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Edit user's profile: apply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5">Я имею права Администратора</text:p>
            <text:p text:style-name="P3">И <text:span text:style-name="T5">выполнен сценарий 5</text:span>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5">Я редактирую поля с данными пользователя</text:p>
            <text:p text:style-name="P5">И нажимаю на кнопку <text:span text:style-name="T2">«Submit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4">Изменения сохранены</text:p>
            <text:p text:style-name="P4">И открывается форма со списком всех пользователей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4M37S</meta:editing-duration>
    <meta:editing-cycles>9</meta:editing-cycles>
    <meta:generator>OpenOffice/4.1.2$Win32 OpenOffice.org_project/412m3$Build-9782</meta:generator>
    <dc:date>2016-04-12T15:23:56.15</dc:date>
    <dc:creator>Юлия Сидорук</dc:creator>
    <meta:document-statistic meta:table-count="12" meta:image-count="0" meta:object-count="0" meta:page-count="3" meta:paragraph-count="163" meta:word-count="594" meta:character-count="3798"/>
    <meta:user-defined meta:name="Info 1"/>
    <meta:user-defined meta:name="Info 2"/>
    <meta:user-defined meta:name="Info 3"/>
    <meta:user-defined meta:name="Info 4"/>
  </office:meta>
</office:document-meta>
</file>